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angal1" svg:font-family="Mangal"/>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Text_20_body">
      <style:paragraph-properties fo:margin-left="0cm" fo:margin-right="0cm" style:line-height-at-least="0.529cm" fo:widows="1" fo:text-indent="0cm" style:auto-text-indent="false"/>
      <style:text-properties fo:font-variant="normal" fo:text-transform="none" fo:color="#7f8c8c" fo:letter-spacing="normal"/>
    </style:style>
    <style:style style:name="P4" style:family="paragraph" style:parent-style-name="Text_20_body">
      <style:paragraph-properties fo:margin-left="0cm" fo:margin-right="0cm" style:line-height-at-least="0.529cm" fo:widows="1" fo:text-indent="0cm" style:auto-text-indent="false"/>
      <style:text-properties fo:font-variant="normal" fo:text-transform="none" fo:color="#7f8c8c" style:font-name="Open Sans" fo:font-size="9.75pt" fo:letter-spacing="normal" fo:font-style="normal" fo:font-weight="normal"/>
    </style:style>
    <style:style style:name="P5" style:family="paragraph" style:parent-style-name="Text_20_body">
      <style:paragraph-properties fo:margin-left="0cm" fo:margin-right="0cm" style:line-height-at-least="0.529cm" fo:widows="1" fo:text-indent="0cm" style:auto-text-indent="false"/>
    </style:style>
    <style:style style:name="P6" style:family="paragraph" style:parent-style-name="Heading_20_2">
      <style:paragraph-properties fo:margin-left="0cm" fo:margin-right="0cm" fo:margin-top="0.265cm" fo:margin-bottom="0.265cm" fo:line-height="140%" fo:widows="1" fo:text-indent="0cm" style:auto-text-indent="false"/>
      <style:text-properties fo:font-variant="normal" fo:text-transform="none" fo:color="#7f8c8c" style:font-name="Open Sans" fo:font-size="17.25pt" fo:letter-spacing="normal" fo:font-style="normal" fo:font-weight="bold"/>
    </style:style>
    <style:style style:name="P7" style:family="paragraph" style:parent-style-name="Text_20_body">
      <style:paragraph-properties fo:margin-left="0cm" fo:margin-right="0cm" fo:margin-top="0cm" fo:margin-bottom="0cm" fo:widows="1" fo:text-indent="0cm" style:auto-text-indent="false"/>
      <style:text-properties fo:font-variant="normal" fo:text-transform="none" fo:color="#d8000c" style:font-name="Arial1" fo:font-size="9.75pt" fo:letter-spacing="normal" fo:font-style="normal" fo:font-weight="normal"/>
    </style:style>
    <style:style style:name="P8" style:family="paragraph" style:parent-style-name="Heading_20_1">
      <style:paragraph-properties fo:margin-left="0cm" fo:margin-right="0cm" style:line-height-at-least="0.529cm" fo:widows="1" fo:text-indent="0cm" style:auto-text-indent="false"/>
      <style:text-properties fo:font-variant="normal" fo:text-transform="none" fo:color="#7f8c8c" style:font-name="Open Sans" fo:font-size="9.75pt" fo:letter-spacing="normal" fo:font-style="normal" fo:font-weight="normal"/>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text-properties fo:font-weight="bold" style:font-weight-asian="bold" style:font-weight-complex="bold"/>
    </style:style>
    <style:style style:name="P16" style:family="paragraph" style:parent-style-name="Quotations" style:list-style-name="L10">
      <style:paragraph-properties fo:margin-left="1.371cm" fo:margin-right="1.794cm" fo:margin-top="0cm" fo:margin-bottom="0.529cm" fo:text-indent="0cm" style:auto-text-indent="false" fo:background-color="#add8e6" fo:padding="0cm" fo:border="none">
        <style:background-image/>
      </style:paragraph-properties>
    </style:style>
    <style:style style:name="P17" style:family="paragraph" style:parent-style-name="Text_20_body" style:list-style-name="L1">
      <style:paragraph-properties fo:margin-left="0cm" fo:margin-right="0cm" fo:margin-top="0cm" fo:margin-bottom="0cm" fo:widows="1" fo:text-indent="0cm" style:auto-text-indent="false"/>
    </style:style>
    <style:style style:name="P18" style:family="paragraph" style:parent-style-name="Text_20_body" style:list-style-name="L8">
      <style:paragraph-properties fo:margin-left="0.106cm" fo:margin-right="0.529cm" fo:margin-top="0.026cm" fo:margin-bottom="0.026cm" fo:text-indent="0cm" style:auto-text-indent="false" fo:padding="0cm" fo:border="none"/>
    </style:style>
    <style:style style:name="P19" style:family="paragraph" style:parent-style-name="Text_20_body" style:list-style-name="L9">
      <style:paragraph-properties fo:margin-left="0.106cm" fo:margin-right="0.529cm" fo:margin-top="0.026cm" fo:margin-bottom="0.026cm" fo:text-indent="0cm" style:auto-text-indent="false" fo:padding="0cm" fo:border="none"/>
    </style:style>
    <style:style style:name="P20" style:family="paragraph" style:parent-style-name="Text_20_body" style:list-style-name="L10">
      <style:paragraph-properties fo:margin-left="0.106cm" fo:margin-right="0.529cm" fo:margin-top="0.026cm" fo:margin-bottom="0.026cm" fo:text-indent="0cm" style:auto-text-indent="false" fo:padding="0cm" fo:border="none"/>
    </style:style>
    <style:style style:name="P21" style:family="paragraph" style:parent-style-name="Text_20_body" style:list-style-name="L11">
      <style:paragraph-properties fo:margin-left="0.106cm" fo:margin-right="0.529cm" fo:margin-top="0.026cm" fo:margin-bottom="0.026cm" fo:text-indent="0cm" style:auto-text-indent="false" fo:padding="0cm" fo:border="none"/>
    </style:style>
    <style:style style:name="T1" style:family="text">
      <style:text-properties fo:font-variant="normal" fo:text-transform="none" fo:color="#d8000c" style:font-name="Arial1" fo:font-size="9.75pt" fo:letter-spacing="normal" fo:font-style="normal" fo:font-weight="normal"/>
    </style:style>
    <style:style style:name="T2" style:family="text">
      <style:text-properties fo:font-variant="normal" fo:text-transform="none" fo:color="#7f8c8c" style:font-name="Open Sans" fo:font-size="9.75pt" fo:letter-spacing="normal" fo:font-style="normal" fo:font-weight="normal"/>
    </style:style>
    <style:style style:name="T3" style:family="text">
      <style:text-properties fo:font-variant="normal" fo:text-transform="none" fo:color="#7f8c8c" style:font-name="Open Sans" fo:font-size="9.75pt" fo:letter-spacing="normal" fo:font-style="normal" fo:font-weight="bold"/>
    </style:style>
    <style:style style:name="T4" style:family="text">
      <style:text-properties fo:font-variant="normal" fo:text-transform="none" fo:color="#7f8c8c" fo:letter-spacing="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3a87ad"/>
    </style:style>
    <style:style style:name="T8" style:family="text">
      <style:text-properties fo:color="#3a87ad"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6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2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2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2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2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42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42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07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tilisation de chronoForms:</text:p>
      <text:p text:style-name="Standard"/>
      <text:p text:style-name="Standard">ChronoForms est l'extension utilisé pour fabriquer des formulaire sur mesure ( proposition de recette ). </text:p>
      <text:p text:style-name="P1"/>
      <text:p text:style-name="P1"/>
      <text:p text:style-name="P1">Voici le lien d'une video sur youtube qui montre la marche à suivre de A a Z pour créer un formulaire. =&gt; <text:a xlink:type="simple" xlink:href="https://www.youtube.com/watch?v=wbLxuvncRTY" text:style-name="Internet_20_link" text:visited-style-name="Visited_20_Internet_20_Link">https://www.youtube.com/watch?v=wbLxuvncRTY</text:a></text:p>
      <text:p text:style-name="P1"/>
      <text:p text:style-name="P1">Sachant que dans ton cas le formulaire et déjà fait, si tu veux juste récupérer les infos, tu vas dans composant chronoForms5 , et tu click sur la petite flêche au niveau de recette prop a coté de vieuw form.</text:p>
      <text:p text:style-name="P1"/>
      <text:p text:style-name="P1">Detail de l'application : si la vidéo ne te suffit pas je t'ai mis ici un descriptif détaillé de toutes les fonctions de ChronoForms5 :</text:p>
      <text:p text:style-name="Standard"/>
      <text:p text:style-name="Standard">Quand tu vas dans composant, tu trouve ChronoForms5. Sur la page d'acceuil : </text:p>
      <text:p text:style-name="Standard"/>
      <text:list xml:id="list6351188507856333169" text:style-name="L1">
        <text:list-item>
          <text:p text:style-name="P17"><text:span text:style-name="T1">Your ChronoForms installation on </text:span><text:span text:style-name="Strong_20_Emphasis"><text:span text:style-name="T1">www.cnola.eu</text:span></text:span><text:span text:style-name="T1"> is NOT validated. &lt;== </text:span>n'y prete pas attention c'est pour la version payante. la validation n'est pas obligatoire, la version gratuite dispose de fonctionnalités complètes, mais la validation vous aidera à supprimer les liens de crédits sous vos formulaires et effacer l'avis de validation dans la zone d'administration. </text:p>
        </text:list-item>
      </text:list>
      <text:p text:style-name="P7"/>
      <text:p text:style-name="P7"><draw:frame draw:style-name="fr1" draw:name="images1" text:anchor-type="as-char" svg:width="3.889cm" svg:height="1.561cm" draw:z-index="0"><draw:image xlink:href="http://documentation.informaticien51.fr/images/captures/chronoforms/a2.png" xlink:type="simple" xlink:show="embed" xlink:actuate="onLoad"/></draw:frame></text:p>
      <text:p text:style-name="Text_20_body">ChronoForms v5 dispose de 2 modes d'utilisation le mode normal (avancé) avec toutes les fonctionnalités et toutes les options, et le mode simple simple.</text:p>
      <text:p text:style-name="Text_20_body">Tu peux créer un nouveau formulaire en mode normal, en cliquant sur ​​le bouton "New" ou en mode simple en cliquant sur le bouton "New simple". </text:p>
      <text:p text:style-name="P4"/>
      <text:p text:style-name="P4"><draw:frame draw:style-name="fr1" draw:name="images2" text:anchor-type="as-char" svg:width="2.514cm" svg:height="1.455cm" draw:z-index="6"><draw:image xlink:href="http://documentation.informaticien51.fr/images/captures/chronoforms/a3.png" xlink:type="simple" xlink:show="embed" xlink:actuate="onLoad"/></draw:frame></text:p>
      <text:p text:style-name="Text_20_body">Le bouton "Create table" te permet de créer une table de base de données pour ton formulaire. Comme tu récupére les données que l'utilisateurs à envoyé. ( pour la proposition de recette , elle est déjà crée . Pour y accédé tu clic sur la petit fleche a coté de prop-recette, il y a marqué View form dessus.</text:p>
      <text:p text:style-name="P4"/>
      <text:p text:style-name="P3"><draw:frame draw:style-name="fr1" draw:name="images3" text:anchor-type="as-char" svg:width="3.704cm" svg:height="1.879cm" draw:z-index="1"><draw:image xlink:href="http://documentation.informaticien51.fr/images/captures/chronoforms/a4.png" xlink:type="simple" xlink:show="embed" xlink:actuate="onLoad"/></draw:frame></text:p>
      <text:p text:style-name="Text_20_body">Les boutons de sauvegarde ("Backup") et de restauration ("Restore") servent à transférer tes formulaires de et vers ton site en toute sécurité.</text:p>
      <text:p text:style-name="P3"><draw:frame draw:style-name="fr1" draw:name="images4" text:anchor-type="as-char" svg:width="2.275cm" svg:height="1.64cm" draw:z-index="2"><draw:image xlink:href="http://documentation.informaticien51.fr/images/captures/chronoforms/a5.png" xlink:type="simple" xlink:show="embed" xlink:actuate="onLoad"/></draw:frame></text:p>
      <text:p text:style-name="Text_20_body"><text:soft-page-break/>Le bouton "Install d'action"  sert à installer actions supplémentaires à votre interface ChronoForms.</text:p>
      <text:p text:style-name="P3"><draw:frame draw:style-name="fr1" draw:name="images5" text:anchor-type="as-char" svg:width="1.773cm" svg:height="1.64cm" draw:z-index="3"><draw:image xlink:href="http://documentation.informaticien51.fr/images/captures/chronoforms/a6.png" xlink:type="simple" xlink:show="embed" xlink:actuate="onLoad"/></draw:frame></text:p>
      <text:p text:style-name="Text_20_body">Le bouton "Demos" va charger un groupe de formulaires de démonstration </text:p>
      <text:p text:style-name="P3"><draw:frame draw:style-name="fr1" draw:name="images6" text:anchor-type="as-char" svg:width="1.905cm" svg:height="1.296cm" draw:z-index="4"><draw:image xlink:href="http://documentation.informaticien51.fr/images/captures/chronoforms/a7.png" xlink:type="simple" xlink:show="embed" xlink:actuate="onLoad"/></draw:frame></text:p>
      <text:p text:style-name="Text_20_body">La zone "Paramètres" est pour les utilisateurs avancés.</text:p>
      <text:p text:style-name="P3"><draw:frame draw:style-name="fr1" draw:name="images7" text:anchor-type="as-char" svg:width="35.454cm" svg:height="4.101cm" draw:z-index="5"><draw:image xlink:href="http://documentation.informaticien51.fr/images/captures/chronoforms/a8.png" xlink:type="simple" xlink:show="embed" xlink:actuate="onLoad"/></draw:frame></text:p>
      <text:p text:style-name="Text_20_body"> Tu peux faire différentes tâches dans la liste des formulaires:</text:p>
      <text:list xml:id="list1914647585122748498" text:style-name="L2">
        <text:list-item>
          <text:p text:style-name="P9">Cliquez sur le nom du formulaire pour l'ouvrir et le modifier.</text:p>
        </text:list-item>
        <text:list-item>
          <text:p text:style-name="P9">Cliquez sur le lien "Afficher le formulaire" pour afficher / exécuter votre formulaire. Ce lien permet une visualisation du résultat sans avoir crée de lien de menu pour afficher votre formulaire.</text:p>
        </text:list-item>
        <text:list-item>
          <text:p text:style-name="P9">Cliquez sur la marque verte pour modifier l'état de publication de votre formulaire. Si le formulaire n'est pas publié, alors il ne sera pas accessible sur la partie visiteurs de votre site.</text:p>
        </text:list-item>
      </text:list>
      <text:p text:style-name="Text_20_body"/>
      <text:p text:style-name="Text_20_body">Cette interface s'obtiens en cliquant sur le bouton "New" ou "New simple" de l'interface générale.</text:p>
      <text:h text:style-name="P6" text:outline-level="2">Note</text:h>
      <text:p text:style-name="P3"><draw:frame draw:style-name="fr1" draw:name="images8" text:anchor-type="as-char" svg:width="9.419cm" svg:height="3.889cm" draw:z-index="7"><draw:image xlink:href="http://documentation.informaticien51.fr/images/captures/chronoforms/f1.png" xlink:type="simple" xlink:show="embed" xlink:actuate="onLoad"/></draw:frame></text:p>
      <text:p text:style-name="P5"><text:span text:style-name="T2">.</text:span>Dans le coin en haut à droite, tu peux enregistrer ton formulaire à tout moment, et tu peux également tester rapidement. Le test ne fonctionnera pas si tu n'as pas enregistré le formulaire ou si tu n'as pas ajouté l'action "HTML" à l'événement " On load" .</text:p>
      <text:h text:style-name="P6" text:outline-level="2"><text:soft-page-break/>L'onglet General</text:h>
      <text:p text:style-name="P3"> <draw:frame draw:style-name="fr1" draw:name="images9" text:anchor-type="as-char" svg:width="15.055cm" svg:height="5.239cm" draw:z-index="8"><draw:image xlink:href="http://documentation.informaticien51.fr/images/captures/chronoforms/b1.png" xlink:type="simple" xlink:show="embed" xlink:actuate="onLoad"/></draw:frame></text:p>
      <text:p text:style-name="Text_20_body"><text:span text:style-name="T4"> </text:span>La première chose que tu dois faire après avoir cliqué sur le bouton "New" est d'écrire le nom du formulaire.</text:p>
      <text:p text:style-name="Quotations">Le nom du formulaire ne doit pas avoir d'espaces ou de caractères spéciaux. Il ne peut contenir que "-" ou "_" ou n'importe quel caractère alphanumérique.</text:p>
      <text:h text:style-name="P6" text:outline-level="2">L'onglet Designer</text:h>
      <text:p text:style-name="P3"> <draw:frame draw:style-name="fr1" draw:name="images10" text:anchor-type="as-char" svg:width="22.013cm" svg:height="12.965cm" draw:z-index="9"><draw:image xlink:href="http://documentation.informaticien51.fr/images/captures/chronoforms/b2.png" xlink:type="simple" xlink:show="embed" xlink:actuate="onLoad"/></draw:frame></text:p>
      <text:p text:style-name="Text_20_body">La section "Designer" est la section dans laquelle tu construit ton formulaire.</text:p>
      <text:p text:style-name="Text_20_body"><text:soft-page-break/>Tu peux ajouter, trier et modifier les champs <text:s/>du formulaire et d'autres éléments.</text:p>
      <text:p text:style-name="Text_20_body">Il y a 3 sections décrites ci-dessus: </text:p>
      <text:list xml:id="list7509215710761624436" text:style-name="L3">
        <text:list-item>
          <text:p text:style-name="P10">Il s'agit de la liste des éléments de base, vous trouverez ici les champs de formulaire les plus utilisés. Vous pouvez faire glisser l'un d'eux à la zone bleue à droite.</text:p>
        </text:list-item>
        <text:list-item>
          <text:p text:style-name="P10">Il s'agit de la liste des éléments avancés, vous pouvez cliquez sur le mot "advanced" pour développer cette section.</text:p>
        </text:list-item>
        <text:list-item>
          <text:p text:style-name="P10">C'est le corps du concepteur où vous pouvez gérer les champs de formulaire.</text:p>
        </text:list-item>
      </text:list>
      <text:p text:style-name="P3"><draw:frame draw:style-name="fr1" draw:name="images11" text:anchor-type="as-char" svg:width="23.283cm" svg:height="11.377cm" draw:z-index="10"><draw:image xlink:href="http://documentation.informaticien51.fr/images/captures/chronoforms/b3.png" xlink:type="simple" xlink:show="embed" xlink:actuate="onLoad"/></draw:frame></text:p>
      <text:p text:style-name="Text_20_body">Quelques remarques sur les champs que tu fais glisser dans le corps de concepteur: « </text:p>
      <text:list xml:id="list3161365475200356863" text:style-name="L4">
        <text:list-item>
          <text:p text:style-name="P11">Le nom du champ est inscrit dans la case bleu foncé en haut du champ, assurez-vous que ce nom soit unique et n'ait pas d'espaces. Si possible, changez ce nom pour quelque chose de significatif, au lieu d'utiliser "text1" pour le champ "prénom", il suffit de le changer pour "prenom", ce sera très utile plus tard.</text:p>
        </text:list-item>
        <text:list-item>
          <text:p text:style-name="P11">Pour les champs de sélections multiples, comme les groupes des cases à cocher, le nom de champ devrait se terminer avec 2 crochets [], il s'agit d'une erreur commune, si vous retirez les 2 supports, le champ ne pourras pas utiliser plusieurs valeurs lorsque le formulaire est envoyé.</text:p>
        </text:list-item>
        <text:list-item>
          <text:p text:style-name="P11">Vous pouvez cliquer sur l'icône "edit" pour ouvrir les détails du champ et faire les modifications souhaitées.</text:p>
        </text:list-item>
        <text:list-item>
          <text:p text:style-name="P11">Vous pouvez faire glisser les champs pour les trier en utilisant l'icône de glisser/deposer.</text:p>
        </text:list-item>
      </text:list>
      <text:p text:style-name="Text_20_body">Editer un champ »</text:p>
      <text:p text:style-name="P3"><text:soft-page-break/><draw:frame draw:style-name="fr1" draw:name="images12" text:anchor-type="as-char" svg:width="23.521cm" svg:height="13.944cm" draw:z-index="11"><draw:image xlink:href="http://documentation.informaticien51.fr/images/captures/chronoforms/b4.png" xlink:type="simple" xlink:show="embed" xlink:actuate="onLoad"/></draw:frame></text:p>
      <text:p text:style-name="Text_20_body">La section élément / domaine éditer dispose de nombreuses options pour changer, quelques-uns des paramètres les plus couramment utilisés sont les suivants:</text:p>
      <text:list xml:id="list134067294165539989" text:style-name="L5">
        <text:list-item>
          <text:p text:style-name="P12">Le nom du champ ne doit pas être laissé vide et doit contenir une chaîne unique, sans espaces.</text:p>
        </text:list-item>
        <text:list-item>
          <text:p text:style-name="P12">L'identifiant du champ peut être laissé inchangé, il peut être utilisé dans une personnalisation avancée comme les styles CSS ou comme référence JavaScript (Jquery).</text:p>
        </text:list-item>
        <text:list-item>
          <text:p text:style-name="P12">Label est l'endroit où vous devez écrire le titre du champ, c'est ce que verront vos utilisateurs  à côté du champ.</text:p>
        </text:list-item>
        <text:list-item>
          <text:p text:style-name="P12">Sub Label  peut contenir un texte qui est affiché sous le champ, ce qui est utile pour fournir des indications sur le type de contenu du champ.</text:p>
        </text:list-item>
      </text:list>
      <text:p text:style-name="Text_20_body">L'onglet Validation</text:p>
      <text:p text:style-name="P3"><text:soft-page-break/><draw:frame draw:style-name="fr1" draw:name="images13" text:anchor-type="as-char" svg:width="22.199cm" svg:height="12.7cm" draw:z-index="12"><draw:image xlink:href="http://documentation.informaticien51.fr/images/captures/chronoforms/b5.png" xlink:type="simple" xlink:show="embed" xlink:actuate="onLoad"/></draw:frame></text:p>
      <text:p text:style-name="P3"> </text:p>
      <text:p text:style-name="Text_20_body">Tu peux activer différentes règles de validation pour ton domaine sous l'onglet «Validation».</text:p>
      <text:h text:style-name="P6" text:outline-level="2"><text:soft-page-break/>L'onglet Dynamic Data</text:h>
      <text:p text:style-name="P5"><text:span text:style-name="Strong_20_Emphasis"><text:span text:style-name="T4"><draw:frame draw:style-name="fr1" draw:name="images14" text:anchor-type="as-char" svg:width="21.59cm" svg:height="11.509cm" draw:z-index="13"><draw:image xlink:href="http://documentation.informaticien51.fr/images/captures/chronoforms/b6.png" xlink:type="simple" xlink:show="embed" xlink:actuate="onLoad"/></draw:frame></text:span></text:span></text:p>
      <text:p text:style-name="Text_20_body">En fonction de ton type de champ, tu peux avoir plusieurs sections sous le panneau élément d'édition.</text:p>
      <text:p text:style-name="Text_20_body">la section "Dynamic Data" devrait <text:s/>t'aider à charger tes champs ayant de multiples valeurs  avec des données provenant de différentes sources.</text:p>
      <text:h text:style-name="P6" text:outline-level="2">L'onglet Events</text:h>
      <text:p text:style-name="P3"><draw:frame draw:style-name="fr1" draw:name="images15" text:anchor-type="as-char" svg:width="21.405cm" svg:height="8.705cm" draw:z-index="14"><draw:image xlink:href="http://documentation.informaticien51.fr/images/captures/chronoforms/b7.png" xlink:type="simple" xlink:show="embed" xlink:actuate="onLoad"/></draw:frame></text:p>
      <text:p text:style-name="Text_20_body"><text:soft-page-break/>Tu peux trouver l'onglet Evénements dans certains paramètres des éléments, il devrait t'aider à attribuer les événements spécifiques à ton champ sur la base des valeurs sélectionnées:</text:p>
      <text:list xml:id="list3492079535686378633" text:style-name="L6">
        <text:list-item>
          <text:p text:style-name="P13">La valeur qui, lorsqu'elle est sélectionnée déclenchera l'événement.</text:p>
        </text:list-item>
        <text:list-item>
          <text:p text:style-name="P13">Les actions éfféctuées lorsque l'événement est déclenché, cela peut-être montrer ou cacher un autre champ, etc... Il ya plusieurs actions disponibles.</text:p>
        </text:list-item>
        <text:list-item>
          <text:p text:style-name="P13">Le champ id cible utilisé par cette entrée d'événement.</text:p>
        </text:list-item>
      </text:list>
      <text:p text:style-name="P4"><draw:frame draw:style-name="fr1" draw:name="images16" text:anchor-type="as-char" svg:width="26.405cm" svg:height="11.906cm" draw:z-index="16"><draw:image xlink:href="http://documentation.informaticien51.fr/images/captures/chronoforms/d1.png" xlink:type="simple" xlink:show="embed" xlink:actuate="onLoad"/></draw:frame></text:p>
      <text:p text:style-name="Text_20_body">L'onglet "Setup" est une des fonctionnalités les plus puissantes disponibles pour les utilisateurs ChronoForms.</text:p>
      <text:p text:style-name="Text_20_body">Nous allons essayer d'expliquer ici son fonctionnement :</text:p>
      <text:list xml:id="list7124508713116244979" text:style-name="L7">
        <text:list-item>
          <text:p text:style-name="P14">Ceci est l'événement "On load". Cet événement est déclenché quand le formulaire est affiché, on peut aussi appeler une événement "une page", car l'événement On load" est la page du formulaire affichée au chargement de celui ci. Notez que chaque événement / page a une url différente correspondant à l'url du formulaire mais finissant par &amp;event=EVENT_NAME, cependant l'événement "On load" est déclenché par défaut si le paramètre "event" est vide.</text:p>
        </text:list-item>
        <text:list-item>
          <text:p text:style-name="P14">Ceci est l'événement "On submit", qui est déclenché quand le formulaire est envoyé.<text:line-break/>Ceci est le comportement par défaut, mais vous pouvez changer l' événement cible en jouant avec les paramètres de l'action "HTML", mais ce n'est pas recommandé sauf si vous avez un formulaire multi page ou que vous savez ce que vous faites.</text:p>
        </text:list-item>
        <text:list-item>
          <text:p text:style-name="P14">Le bouton "Add event" doit vous aider à ajouter de nouveaux événements (pages) dans votre formulaire. Les nouveaux événements peuvent être accessibles en utilisant la même url que celle du formulaire  + "&amp; event = THE_EVENT_NAME".</text:p>
        </text:list-item>
        <text:list-item>
          <text:p text:style-name="P14">Les actions sont les blocs fonctionnels de votre formulaire. Sans actions, votre formulaire ne peut rien faire. Elles sont classées en fonction de leurs principales fonctions. Au moment de la rédaction de ce tutoriel,  Chronoforms v5 a environ 50 actions, et Chronoforms v4 en a environ 75</text:p>
        </text:list-item>
      </text:list>
      <text:p text:style-name="P3"><text:soft-page-break/><draw:frame draw:style-name="fr1" draw:name="images17" text:anchor-type="as-char" svg:width="20.876cm" svg:height="12.012cm" draw:z-index="15"><draw:image xlink:href="http://documentation.informaticien51.fr/images/captures/chronoforms/d2.png" xlink:type="simple" xlink:show="embed" xlink:actuate="onLoad"/></draw:frame></text:p>
      <text:p text:style-name="Text_20_body">Cette image montre comment a quoi un nouvel événement ressemble. Par exemple, cet événement est accessible à cette adresse:<text:line-break/>index.php?option=com_chronoforms5&amp;chronoform= FORM_NAME &amp;event=new </text:p>
      <text:p text:style-name="P4"/>
      <text:h text:style-name="P8" text:outline-level="1">Les actions</text:h>
      <text:p text:style-name="Text_20_body"><draw:frame draw:style-name="fr1" draw:name="images18" text:anchor-type="as-char" svg:width="18.891cm" svg:height="7.646cm" draw:z-index="17"><draw:image xlink:href="http://documentation.informaticien51.fr/images/captures/chronoforms/d3.png" xlink:type="simple" xlink:show="embed" xlink:actuate="onLoad"/></draw:frame></text:p>
      <text:p text:style-name="Text_20_body"> </text:p>
      <text:list xml:id="list6774386400938916337" text:style-name="L8">
        <text:list-item>
          <text:p text:style-name="P18"><text:span text:style-name="Strong_20_Emphasis"><text:span text:style-name="T5">L'action HTML</text:span></text:span> est l'action la plus utilisée. Sa fonction est d'afficher le formulaire sur la page. Si ce code a été créé en utilisant le concepteur ou  à l'aide d'un code personnalisé, il va <text:soft-page-break/>juste l'afficher, et cette action est généralement placé dans l'événement "On load"  <text:span text:style-name="Strong_20_Emphasis"><text:span text:style-name="T5">afin d'afficher le fomulaire quand il est chargé.</text:span></text:span></text:p>
        </text:list-item>
        <text:list-item>
          <text:p text:style-name="P18">L'action <text:span text:style-name="Strong_20_Emphasis"><text:span text:style-name="T5">de courrier électronique</text:span></text:span> est la 2ème action la plus utilisée. La plupart des utilisateurs souhaitent recevoir des courriels avec le contenu de leurs formulaires, et c'est ce qu'elle fait, mais, afin de recevoir des e-mails, vous devez d'abord configurer l'action.</text:p>
        </text:list-item>
      </text:list>
      <text:p text:style-name="Text_20_body"> <draw:frame draw:style-name="fr1" draw:name="images19" text:anchor-type="as-char" svg:width="21.484cm" svg:height="13.467cm" draw:z-index="18"><draw:image xlink:href="http://documentation.informaticien51.fr/images/captures/chronoforms/d4.png" xlink:type="simple" xlink:show="embed" xlink:actuate="onLoad"/></draw:frame></text:p>
      <text:p text:style-name="Text_20_body"> </text:p>
      <text:p text:style-name="Text_20_body">Les paramètres visés ici sont obligatoires pour que l'action de messagerie fonctionne comme prévu.</text:p>
      <text:list xml:id="list5006478036143369491" text:style-name="L9">
        <text:list-item>
          <text:p text:style-name="P19">Le champ <text:span text:style-name="Strong_20_Emphasis"><text:span text:style-name="T5">"Enabled",</text:span></text:span> l'action doit être activée pour qu'elle soit éxécutée.</text:p>
        </text:list-item>
        <text:list-item>
          <text:p text:style-name="P19">Le champ <text:span text:style-name="Strong_20_Emphasis"><text:span text:style-name="T5">«À»</text:span></text:span> doit contenir au moins une adresse e-mail. vous pouvez en ajouter plus de 1 en les séparant par une virgule.</text:p>
        </text:list-item>
        <text:list-item>
          <text:p text:style-name="P19">Le champ <text:span text:style-name="Strong_20_Emphasis"><text:span text:style-name="T5">«Objet»</text:span></text:span> devrait simplement contenir le sujet du message.</text:p>
        </text:list-item>
        <text:list-item>
          <text:p text:style-name="P19">Le champ <text:span text:style-name="Strong_20_Emphasis"><text:span text:style-name="T5">"Expediteur"</text:span></text:span> est le nom d'éxpéditeur utilisé dans l'e-mail, vous devez fournir une chaîne valide ici.</text:p>
        </text:list-item>
        <text:list-item>
          <text:p text:style-name="P19">Le champ <text:span text:style-name="Strong_20_Emphasis"><text:span text:style-name="T5">"Email de l'expediteur"</text:span></text:span> ne peut être laissé vide, et dans la plupart des cas, vous devez définir ce champ avec une adresse du type addresse@votre nom de domaine, sinon l'e-mail peut être rejeté ou marqué comme spam.</text:p>
        </text:list-item>
      </text:list>
      <text:p text:style-name="Text_20_body">Les champs dynamiques vous permettent d'utiliser les données de formulaire comme paramètres de messagerie. Par exemple, le champ dynamique "To" accepterait un nom de champ de formulaire qui peut contenir une adresse e-mail et l'adresse sera ensuite utilisée comme adresse de destination.</text:p>
      <text:p text:style-name="Text_20_body"> <text:soft-page-break/><draw:frame draw:style-name="fr1" draw:name="images20" text:anchor-type="as-char" svg:width="20.214cm" svg:height="12.197cm" draw:z-index="19"><draw:image xlink:href="http://documentation.informaticien51.fr/images/captures/chronoforms/d5.png" xlink:type="simple" xlink:show="embed" xlink:actuate="onLoad"/></draw:frame></text:p>
      <text:list xml:id="list7694724602962135752" text:style-name="L10">
        <text:list-item>
          <text:p text:style-name="P20">Certaines actions sont plus avancées et ont leurs propres sous événements. Par exemple, l'action <text:span text:style-name="Strong_20_Emphasis"><text:span text:style-name="T5">"Transférer les fichiers"</text:span></text:span> a deux sous événements : <text:span text:style-name="Strong_20_Emphasis"><text:span text:style-name="T5">l'événement "Succes"</text:span></text:span> qui est déclenché lorsque le fichier est téléchargé avec succès, et l'événement  <text:span text:style-name="Strong_20_Emphasis"><text:span text:style-name="T5">"fail" </text:span></text:span>qui est déclenché lorsque un problème se produit avec le téléchargement.</text:p>
          <text:p text:style-name="P16"><text:span text:style-name="T7">s'il vous plaît notez que les sous événements n'affecteront pas la principale exécution du flux de travail. Cela signifie que, si le fichier est téléchargé avec succès ou non, le flux de travail </text:span><text:span text:style-name="Strong_20_Emphasis"><text:span text:style-name="T8">"On submit"</text:span></text:span><text:span text:style-name="T7"> continuera à fonctionner jusqu'à la fin, à moins de lui dire de faire autre chose.</text:span></text:p>
        </text:list-item>
        <text:list-item>
          <text:p text:style-name="P20">Alors, puisque nous voulons dire à l'utilisateur qu'il ya un problème avec le fichier téléchargé, il faut ajouter une action <text:span text:style-name="Strong_20_Emphasis"><text:span text:style-name="T5">"Event loop"</text:span></text:span> dans l'événement <text:span text:style-name="Strong_20_Emphasis"><text:span text:style-name="T5">"On fail".</text:span></text:span> Ce que l'action "Event loop" fait , c'est arrêter l'exécution et déclenche l'événement <text:span text:style-name="Strong_20_Emphasis"><text:span text:style-name="T5">"Load",</text:span></text:span> cela signifie qu'aucune action après l'action  "téléchargement des fichiers" ne serat traitée et le formulaire sera réaffiché.</text:p>
        </text:list-item>
        <text:list-item>
          <text:p text:style-name="P20">L'action <text:span text:style-name="Strong_20_Emphasis"><text:span text:style-name="T5">"Debugger"</text:span></text:span> est essentielle pour trouver la cause  des problèmes avec votre formulaire. la plupart des actions envoient des messages de débogage qui peuvent ensuite être affichées en utilisant l'action du débuggeur. Cette action doit être placée en dernier pour obtenir un rapport d'erreur complet.</text:p>
        </text:list-item>
      </text:list>
      <text:p text:style-name="Text_20_body"><text:soft-page-break/><draw:frame draw:style-name="fr1" draw:name="images21" text:anchor-type="as-char" svg:width="20.055cm" svg:height="17.806cm" draw:z-index="20"><draw:image xlink:href="http://documentation.informaticien51.fr/images/captures/chronoforms/d6.png" xlink:type="simple" xlink:show="embed" xlink:actuate="onLoad"/></draw:frame></text:p>
      <text:list xml:id="list2643585011541863998" text:style-name="L11">
        <text:list-item>
          <text:p text:style-name="P21">La sectiond'actions <text:span text:style-name="Strong_20_Emphasis"><text:span text:style-name="T5">"anti-spam"</text:span></text:span> est fréquemment utilisée par les utilisateurs ChronoForms. ChronoForms dispose de nombreux outils anti-spam, y compris le Captcha par défaut, la question ReCaptcha, la sécurité et le contrôle Honeypot. <text:line-break/>Le plus facile à installer est le <text:span text:style-name="Strong_20_Emphasis"><text:span text:style-name="T5">"Honeypot"</text:span></text:span> (pot de miel), tout ce que vous devez faire est d'ajouter l'action qui "charges" le pot de miel, et une autre action pour «vérifier» le pot de miel.</text:p>
        </text:list-item>
        <text:list-item>
          <text:p text:style-name="P21">L'action de chargement est logiquement placée lorsque le formulaire est chargé (événement <text:span text:style-name="Strong_20_Emphasis"><text:span text:style-name="T5">"On load")</text:span></text:span>, et elle doit être avant que le formulaire ne soit affiché (au-dessus de l'action<text:span text:style-name="Strong_20_Emphasis"> </text:span><text:span text:style-name="Strong_20_Emphasis"><text:span text:style-name="T5">"html"</text:span></text:span>) afin de faire sa magie avant que la sortie du code du formulaire ne se fasse.</text:p>
        </text:list-item>
        <text:list-item>
          <text:p text:style-name="P21">L'action de contrôle doit être placé après que le formulaire soit soumis (à l'événement<text:span text:style-name="Strong_20_Emphasis"> </text:span><text:span text:style-name="Strong_20_Emphasis"><text:span text:style-name="T5">"On submit"</text:span></text:span>) et elle devrait être la première éxécutée dans l'action <text:span text:style-name="Strong_20_Emphasis"><text:span text:style-name="T5">"On submit"</text:span></text:span>, afin de bloquer toute tentative de mails avant que d'autres actions soient efféctuées.</text:p>
        </text:list-item>
      </text:list>
      <text:p text:style-name="Text_20_body"> </text:p>
      <text:p text:style-name="Text_20_body"><text:line-break/></text:p>
      <text:p text:style-name="P4"><text:soft-page-break/><text:span text:style-name="Strong_20_Emphasis"><text:span text:style-name="T3"/></text:span></text:p>
      <text:p text:style-name="P7"/>
      <text:p text:style-name="P7"/>
      <text:p text:style-name="P7"/>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angal1" svg:font-family="Mangal"/>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ra carriere</meta:initial-creator>
    <meta:creation-date>2015-06-18T14:59:02.78</meta:creation-date>
    <dc:date>2016-06-07T10:23:53.21</dc:date>
    <dc:creator>Flora Carriere</dc:creator>
    <meta:editing-duration>PT13M48S</meta:editing-duration>
    <meta:editing-cycles>3</meta:editing-cycles>
    <meta:generator>OpenOffice/4.1.2$Win32 OpenOffice.org_project/412m3$Build-9782</meta:generator>
    <meta:document-statistic meta:table-count="0" meta:image-count="21" meta:object-count="0" meta:page-count="13" meta:paragraph-count="102" meta:word-count="1907" meta:character-count="11782"/>
  </office:meta>
</office:document-meta>
</file>